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e394dc" loext:opacity="100%" style:font-name="Consolas" fo:font-size="10.5pt" fo:language="ru" fo:country="RU" fo:font-weight="normal" officeooo:rsid="0012ecce" officeooo:paragraph-rsid="00125122" fo:background-color="#191919"/>
    </style:style>
    <style:style style:name="P2" style:family="paragraph" style:parent-style-name="Standard">
      <style:text-properties fo:language="ru" fo:country="RU" officeooo:rsid="0012ecce" officeooo:paragraph-rsid="00125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бо Gavary mix Эва AYO белые (размер 42). Удобная обувь, предназначенная для использования как мужчинами, так и женщинами в медицинских учреждениях, легкой промышленности и для повседневной носки.Верх и подошва выполнены из материала ЭВА (этиленвинилацетат) - высокоэффективного вспененного каучука, который отличается легкостью, отличными амортизирующими свойствами и экологической безопасностью.Подошва имеет анатомическую форму и выполнена методом литьевого крепления. Обувь износостойкая, устойчива к механическим истираниям и бактериостатична, препятствует появлению запахов.Уход за обувью: можно мыть в мыльной воде. Предназначена для защиты от общих загрязнений.Соответствует стандартам ТР ТС 017/2011.Срок годности - 1 год. Срок эксплуатации зависит от веса, интенсивности носки и условий эксплуатации.ЗАКОНОДАТЕЛЬНЫЕ И ТЕХНИЧЕСКИЕ ДОКУМЕНТЫ: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23:39:48.572676400</meta:creation-date>
    <dc:date>2025-09-27T00:10:25.547823500</dc:date>
    <meta:editing-duration>PT13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" meta:word-count="100" meta:character-count="851" meta:non-whitespace-character-count="752"/>
  </office:meta>
</office:document-meta>
</file>